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46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5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: king: love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no: lead; forward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Man: man: lov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: person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: cry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: rooster: bird: sun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: wa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bird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: chain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;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Sy: 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,house,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afraid,fear: no,not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woman: start,beginning: love,compassio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small,few: love,compassion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murderer: cross: knife,cut: person: kill,destroy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not,no: good: hot,fire,heat: village: many: neighbor,house,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king,ruler,crown,lord: anointed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person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,sit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person: friend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: church,temple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outh,said,speak: promise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all,whole: night,moon: land,ground,earth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Man: all: moon: land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woman: love,compassion: small,few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mouth,said,speak: near: person: call,beck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: person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seed: plant,tree,wood: small: hand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time: to,forward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land,ground,earth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hood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land,ground,earth: thing: person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gathered(people),together(people): people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: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ing,amazing: person: mouth,said,speak: good: praise,worship,exalt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attendant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mouth,said,speak: happy,joy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thing: backward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happy,joy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land,ground,earth: face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no,not: good: person: village: many: neighbor,house,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bad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OT: 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: 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ask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ask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ad: birth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: fac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sav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enarius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no: wine: cup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man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village: many: neighbor: house: near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beckon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5T16:49:41.656000000</dc:date>
    <meta:editing-duration>PT1M13S</meta:editing-duration>
    <meta:editing-cycles>1</meta:editing-cycles>
    <meta:document-statistic meta:table-count="1" meta:cell-count="7932" meta:object-count="0"/>
    <meta:generator>LibreOffice/6.3.4.2$Windows_X86_64 LibreOffice_project/60da17e045e08f1793c57c00ba83cdfce946d0aa</meta:generator>
  </office:meta>
</office:document-meta>
</file>